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_20__28_user_29_">
      <style:text-properties fo:language="en" fo:country="US"/>
    </style:style>
    <style:style style:name="P3" style:family="paragraph" style:parent-style-name="Standard_20__28_user_29_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_20__28_user_29_">
      <style:text-properties fo:language="en" fo:country="US"/>
    </style:style>
    <style:style style:name="P5" style:family="paragraph" style:parent-style-name="Standard_20__28_user_29_">
      <style:text-properties officeooo:rsid="001e2f44" officeooo:paragraph-rsid="001e2f44"/>
    </style:style>
    <style:style style:name="T1" style:family="text">
      <style:text-properties officeooo:rsid="001d0fe9"/>
    </style:style>
    <style:style style:name="T2" style:family="text">
      <style:text-properties officeooo:rsid="001e2f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uestionnaire Cahier des charges pour faciliter la création de votre site web</text:p>
      <text:p text:style-name="P1"/>
      <text:p text:style-name="P1"/>
      <text:p text:style-name="Standard_20__28_user_29_"/>
      <text:p text:style-name="Standard_20__28_user_29_">1. Quelle est votre idée ? Votre concept ?</text:p>
      <text:p text:style-name="Standard_20__28_user_29_"/>
      <text:p text:style-name="Standard_20__28_user_29_">- Un site vitrine</text:p>
      <text:p text:style-name="Standard_20__28_user_29_">- Un portfolio</text:p>
      <text:p text:style-name="Standard_20__28_user_29_">- Un site de commerce</text:p>
      <text:p text:style-name="Standard_20__28_user_29_">- <text:span text:style-name="T1">Un site Sur-mesure </text:span></text:p>
      <text:p text:style-name="Standard_20__28_user_29_"/>
      <text:p text:style-name="Standard_20__28_user_29_"/>
      <text:p text:style-name="Standard_20__28_user_29_">2. Quel est l’objectif de votre site ?</text:p>
      <text:p text:style-name="Standard_20__28_user_29_"/>
      <text:p text:style-name="Standard_20__28_user_29_"/>
      <text:p text:style-name="Standard_20__28_user_29_"/>
      <text:p text:style-name="Standard_20__28_user_29_">3. Qui sont vos concurrents ?</text:p>
      <text:p text:style-name="P2"/>
      <text:p text:style-name="P2"/>
      <text:p text:style-name="Standard_20__28_user_29_">4. Quelle est la cible de votre site ?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5. Quelles sont les questions que vous posent vos clients ?</text:p>
      <text:p text:style-name="Standard_20__28_user_29_"/>
      <text:p text:style-name="Standard_20__28_user_29_"><text:s/></text:p>
      <text:p text:style-name="Standard_20__28_user_29_"/>
      <text:p text:style-name="Standard_20__28_user_29_"/>
      <text:p text:style-name="Standard_20__28_user_29_"/>
      <text:p text:style-name="Standard_20__28_user_29_">6. Web Design :</text:p>
      <text:p text:style-name="Standard_20__28_user_29_">- Quelle est la palette de couleurs que vous préférez ?</text:p>
      <text:p text:style-name="Standard_20__28_user_29_"/>
      <text:p text:style-name="Standard_20__28_user_29_"/>
      <text:p text:style-name="Standard_20__28_user_29_"/>
      <text:p text:style-name="Standard_20__28_user_29_">- Avez-vous une idée de quel sera l’aspect de votre site ?</text:p>
      <text:p text:style-name="Standard_20__28_user_29_"/>
      <text:p text:style-name="Standard_20__28_user_29_"/>
      <text:p text:style-name="Standard_20__28_user_29_"/>
      <text:p text:style-name="Standard_20__28_user_29_">- Quel style de design préférez-vous ? (Minimaliste, dynamique, statique, etc.)</text:p>
      <text:p text:style-name="Standard_20__28_user_29_">minimaliste</text:p>
      <text:p text:style-name="Standard_20__28_user_29_"/>
      <text:p text:style-name="Standard_20__28_user_29_"/>
      <text:p text:style-name="Standard_20__28_user_29_"/>
      <text:p text:style-name="Standard_20__28_user_29_">7. Avez-vous un logo ? Et/ou une charte graphique ?</text:p>
      <text:p text:style-name="Standard_20__28_user_29_"/>
      <text:p text:style-name="Standard_20__28_user_29_"/>
      <text:p text:style-name="Standard_20__28_user_29_"/>
      <text:p text:style-name="Standard_20__28_user_29_">8. Comment voyez-vous la première page de votre site ?</text:p>
      <text:p text:style-name="Standard_20__28_user_29_"><text:soft-page-break/></text:p>
      <text:p text:style-name="Standard_20__28_user_29_"/>
      <text:p text:style-name="Standard_20__28_user_29_">9. Que souhaitez-vous voir apparaître sur votre site ? (Musiques, articles, vidéos, images, etc.)</text:p>
      <text:p text:style-name="Standard_20__28_user_29_"/>
      <text:p text:style-name="Standard_20__28_user_29_"/>
      <text:p text:style-name="Standard_20__28_user_29_"/>
      <text:p text:style-name="Standard_20__28_user_29_">Pouvez-vous définir les différentes rubriques que vous souhaitez voir sur votre site ?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10. Quelles fonctionnalités souhaitez vous voir figurer sur votre site ?</text:p>
      <text:p text:style-name="Standard_20__28_user_29_"/>
      <text:p text:style-name="Standard_20__28_user_29_">- Une zone d’actualité </text:p>
      <text:p text:style-name="Standard_20__28_user_29_">- Un moteur de recherche <text:s/></text:p>
      <text:p text:style-name="Standard_20__28_user_29_">- Un agenda </text:p>
      <text:p text:style-name="Standard_20__28_user_29_">- Une newsletter </text:p>
      <text:p text:style-name="Standard_20__28_user_29_">- Page de vente </text:p>
      <text:p text:style-name="Standard_20__28_user_29_">- Gallerie photo/vidéos </text:p>
      <text:p text:style-name="Standard_20__28_user_29_">- Page Google Maps </text:p>
      <text:p text:style-name="Standard_20__28_user_29_">- Forum de discussion </text:p>
      <text:p text:style-name="Standard_20__28_user_29_">- <text:span text:style-name="T2">Formulaire de contacts</text:span></text:p>
      <text:p text:style-name="P5">- partage et/ou Like réseau sociaux </text:p>
      <text:p text:style-name="P5"/>
      <text:p text:style-name="Standard_20__28_user_29_">- Autres fonctionnalités :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11. Avez-vous des sites références ? (<text:span text:style-name="T2">positive ou négative )</text:span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12. Avez-vous un nom de domaine ? (si non, nous pouvons vous conseiller)</text:p>
      <text:p text:style-name="Standard_20__28_user_29_"/>
      <text:p text:style-name="Standard_20__28_user_29_"/>
      <text:p text:style-name="Standard_20__28_user_29_"/>
      <text:p text:style-name="Standard_20__28_user_29_">13. Souhaitez-vous <text:span text:style-name="T2">mettre en place une stratégie</text:span> <text:span text:style-name="T2">de</text:span> référencement ? (Local, national, etc.)</text:p>
      <text:p text:style-name="Standard_20__28_user_29_"/>
      <text:p text:style-name="Standard_20__28_user_29_"/>
      <text:p text:style-name="Standard_20__28_user_29_"/>
      <text:p text:style-name="Standard_20__28_user_29_">14. Avez-vous une liste de contacts pour faire diffuser votre site ? (Personnelle ou professionnelle)</text:p>
      <text:p text:style-name="Standard_20__28_user_29_"/>
      <text:p text:style-name="Standard_20__28_user_29_"/>
      <text:p text:style-name="Standard_20__28_user_29_"/>
      <text:p text:style-name="Standard_20__28_user_29_">15. Êtes-vous actif sur les réseaux sociaux ? (Professionnellement parlant)</text:p>
      <text:p text:style-name="Standard_20__28_user_29_"><text:s/></text:p>
      <text:p text:style-name="Standard_20__28_user_29_"/>
      <text:p text:style-name="Standard_20__28_user_29_"><text:soft-page-break/>16. A quelle fréquence souhaitez-vous mettre à jour votre site ?<text:span text:style-name="T1">( Article supplémentaire, bloging, vloging...)</text:span></text:p>
      <text:p text:style-name="Standard_20__28_user_29_"/>
      <text:p text:style-name="Standard_20__28_user_29_"/>
      <text:p text:style-name="Standard_20__28_user_29_"/>
      <text:p text:style-name="Standard_20__28_user_29_">17. Comment allez-vous promouvoir votre site web ?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18. Autres suggestions, questions et remarques :</text:p>
      <text:p text:style-name="Standard_20__28_user_29_"/>
      <text:p text:style-name="Standard_20__28_user_29_"/>
      <text:p text:style-name="Standard_20__28_user_29_"/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04-19T08:42:00</meta:creation-date>
    <dc:date>2018-06-27T11:24:39.967004350</dc:date>
    <meta:editing-duration>PT10M9S</meta:editing-duration>
    <meta:generator>LibreOffice/5.1.6.2$Linux_X86_64 LibreOffice_project/10m0$Build-2</meta:generator>
    <meta:document-statistic meta:table-count="0" meta:image-count="0" meta:object-count="0" meta:page-count="3" meta:paragraph-count="41" meta:word-count="303" meta:character-count="1788" meta:non-whitespace-character-count="15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